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999" officeooo:paragraph-rsid="000cf999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0cf999" officeooo:paragraph-rsid="000cf999" fo:background-color="#1f1f1f"/>
    </style:style>
    <style:style style:name="P4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5" style:family="paragraph" style:parent-style-name="Standard">
      <style:text-properties fo:color="#6a9955" loext:opacity="100%" style:font-name="Droid Sans Mono" fo:font-size="10.5pt" fo:font-weight="normal" officeooo:rsid="000cf999" officeooo:paragraph-rsid="000cf999" fo:background-color="#1f1f1f"/>
    </style:style>
    <style:style style:name="P6" style:family="paragraph" style:parent-style-name="Standard">
      <style:paragraph-properties style:line-height-at-least="0.198in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7ba7d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urce website content </text:p>
      <text:p text:style-name="P1"/>
      <text:p text:style-name="P3"><text:span text:style-name="T1">&lt;</text:span><text:span text:style-name="T2">div</text:span> <text:span text:style-name="T3">class</text:span>=<text:span text:style-name="T4">"container mt-5"</text:span><text:span text:style-name="T1">&gt;</text:span></text:p>
      <text:p text:style-name="P6"/>
      <text:p text:style-name="P4">&lt;!-- Section 1: Full-width image with text overlay --&gt;</text:p>
      <text:p text:style-name="P2"><text:span text:style-name="T1">&lt;</text:span><text:span text:style-name="T2">div</text:span> <text:span text:style-name="T3">class</text:span>=<text:span text:style-name="T4">"row"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card bg-dark text-white"</text:span><text:span text:style-name="T1">&gt;</text:span></text:p>
      <text:p text:style-name="P2"><text:span text:style-name="T1">&lt;</text:span><text:span text:style-name="T2">img</text:span> <text:span text:style-name="T3">src</text:span>=<text:span text:style-name="T4">"</text:span><text:span text:style-name="T5">{{</text:span><text:span text:style-name="T4"> </text:span><text:span text:style-name="T5">asset</text:span><text:span text:style-name="T4">('images/background.JPG') </text:span><text:span text:style-name="T5">}}</text:span><text:span text:style-name="T4">"</text:span> <text:span text:style-name="T3">class</text:span>=<text:span text:style-name="T4">"card-img overlay-image-blur"</text:span> <text:span text:style-name="T3">alt</text:span>=<text:span text:style-name="T4">"CVFS"</text:span></text:p>
      <text:p text:style-name="P2"><text:span text:style-name="T3">height</text:span>=<text:span text:style-name="T4">"300px"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card-img-overlay d-flex align-items-center justify-content-center text-center"</text:span><text:span text:style-name="T1">&gt;</text:span></text:p>
      <text:p text:style-name="P6"/>
      <text:p text:style-name="P2"><text:span text:style-name="T1">&lt;</text:span><text:span text:style-name="T2">div</text:span><text:span text:style-name="T1">&gt;</text:span></text:p>
      <text:p text:style-name="P2"><text:span text:style-name="T1">&lt;</text:span><text:span text:style-name="T2">h3</text:span> <text:span text:style-name="T3">class</text:span>=<text:span text:style-name="T4">"card-title mt-5"</text:span> <text:span text:style-name="T3">style</text:span>=<text:span text:style-name="T4">"text-shadow: 2px 2px 4px rgba(0, 0, 0, 0.7);"</text:span><text:span text:style-name="T1">&gt;</text:span>Chitwan Valley</text:p>
      <text:p text:style-name="P2">Family</text:p>
      <text:p text:style-name="P2">Study on Cognition and Aging in Nepal</text:p>
      <text:p text:style-name="P2">(CVFS-SCAN)<text:span text:style-name="T1">&lt;/</text:span><text:span text:style-name="T2">h3</text:span><text:span text:style-name="T1">&gt;</text:span></text:p>
      <text:p text:style-name="P2"><text:span text:style-name="T1">&lt;</text:span><text:span text:style-name="T2">p</text:span> <text:span text:style-name="T3">class</text:span>=<text:span text:style-name="T4">"card-text "</text:span> <text:span text:style-name="T3">style</text:span>=<text:span text:style-name="T4">"text-shadow: 2px 2px 4px rgba(0, 0, 0, 0.7);"</text:span><text:span text:style-name="T1">&gt;</text:span></text:p>
      <text:p text:style-name="P2">This longitudinal study investigates the cognitive decline and dementia</text:p>
      <text:p text:style-name="P2">risks in older adults in the Chitwan Valley of Nepal, involving 4,000 participants and their</text:p>
      <text:p text:style-name="P2">caregivers.</text:p>
      <text:p text:style-name="P2"><text:span text:style-name="T1">&lt;/</text:span><text:span text:style-name="T2">p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</text:span><text:span text:style-name="T2">a</text:span> <text:span text:style-name="T3">href</text:span>=<text:span text:style-name="T4">"</text:span><text:span text:style-name="T5">{{</text:span><text:span text:style-name="T4"> </text:span><text:span text:style-name="T5">route</text:span><text:span text:style-name="T4">('cvfs') </text:span><text:span text:style-name="T5">}}</text:span><text:span text:style-name="T4">"</text:span> <text:span text:style-name="T3">class</text:span>=<text:span text:style-name="T4">"stretched-link"</text:span><text:span text:style-name="T1">&gt;&lt;/</text:span><text:span text:style-name="T2">a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6"/>
      <text:p text:style-name="P4">&lt;!-- Section 2: Two-column layout with images and text --&gt;</text:p>
      <text:p text:style-name="P2"><text:span text:style-name="T1">&lt;</text:span><text:span text:style-name="T2">div</text:span> <text:span text:style-name="T3">class</text:span>=<text:span text:style-name="T4">"row mt-4"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card bg-dark text-white"</text:span><text:span text:style-name="T1">&gt;</text:span></text:p>
      <text:p text:style-name="P2"><text:span text:style-name="T1">&lt;</text:span><text:span text:style-name="T2">img</text:span> <text:span text:style-name="T3">src</text:span>=<text:span text:style-name="T4">"</text:span><text:span text:style-name="T5">{{</text:span><text:span text:style-name="T4"> </text:span><text:span text:style-name="T5">asset</text:span><text:span text:style-name="T4">('images/Blog1.jpg') </text:span><text:span text:style-name="T5">}}</text:span><text:span text:style-name="T4">"</text:span> <text:span text:style-name="T3">class</text:span>=<text:span text:style-name="T4">"card-img overlay-image-blur"</text:span> <text:span text:style-name="T3">alt</text:span>=<text:span text:style-name="T4">"blog 1"</text:span></text:p>
      <text:p text:style-name="P2"><text:span text:style-name="T3">height</text:span>=<text:span text:style-name="T4">"300px"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card-img-overlay d-flex align-items-center justify-content-center text-center"</text:span><text:span text:style-name="T1">&gt;</text:span></text:p>
      <text:p text:style-name="P2"><text:span text:style-name="T1">&lt;</text:span><text:span text:style-name="T2">div</text:span><text:span text:style-name="T1">&gt;</text:span></text:p>
      <text:p text:style-name="P2"><text:span text:style-name="T1">&lt;</text:span><text:span text:style-name="T2">h3</text:span> <text:span text:style-name="T3">class</text:span>=<text:span text:style-name="T4">"card-title"</text:span><text:span text:style-name="T1">&gt;</text:span>Blog 1<text:span text:style-name="T1">&lt;/</text:span><text:span text:style-name="T2">h3</text:span><text:span text:style-name="T1">&gt;</text:span></text:p>
      <text:p text:style-name="P2"><text:span text:style-name="T1">&lt;</text:span><text:span text:style-name="T2">p</text:span> <text:span text:style-name="T3">class</text:span>=<text:span text:style-name="T4">"card-text"</text:span><text:span text:style-name="T1">&gt;</text:span></text:p>
      <text:p text:style-name="P2">Lorem ipsum dolor sit amet, consectetur adipiscing elit, sed do eiusmod tempor incididunt ut</text:p>
      <text:p text:style-name="P2">labore et dolore magna aliqua.</text:p>
      <text:p text:style-name="P4">{{-- Every two weeks, Dr Joe answers common questions, introduces new material, simplifies</text:p>
      <text:p text:style-name="P4">complex ideas, and explains</text:p>
      <text:p text:style-name="P4">the foundational teachings of this work. --}}</text:p>
      <text:p text:style-name="P2"><text:span text:style-name="T1">&lt;/</text:span><text:span text:style-name="T2">p</text:span><text:span text:style-name="T1">&gt;</text:span></text:p>
      <text:p text:style-name="P2"><text:soft-page-break/><text:span text:style-name="T1">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6"/>
      <text:p text:style-name="P2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card bg-dark text-white"</text:span><text:span text:style-name="T1">&gt;</text:span></text:p>
      <text:p text:style-name="P2"><text:span text:style-name="T1">&lt;</text:span><text:span text:style-name="T2">img</text:span> <text:span text:style-name="T3">src</text:span>=<text:span text:style-name="T4">"</text:span><text:span text:style-name="T5">{{</text:span><text:span text:style-name="T4"> </text:span><text:span text:style-name="T5">asset</text:span><text:span text:style-name="T4">('images/Blog2.jpg') </text:span><text:span text:style-name="T5">}}</text:span><text:span text:style-name="T4">"</text:span> <text:span text:style-name="T3">class</text:span>=<text:span text:style-name="T4">"card-img overlay-image-blur"</text:span> <text:span text:style-name="T3">alt</text:span>=<text:span text:style-name="T4">"New Research"</text:span></text:p>
      <text:p text:style-name="P2"><text:span text:style-name="T3">height</text:span>=<text:span text:style-name="T4">"300px"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card-img-overlay d-flex align-items-center justify-content-center text-center"</text:span><text:span text:style-name="T1">&gt;</text:span></text:p>
      <text:p text:style-name="P2"><text:span text:style-name="T1">&lt;</text:span><text:span text:style-name="T2">div</text:span><text:span text:style-name="T1">&gt;</text:span></text:p>
      <text:p text:style-name="P2"><text:span text:style-name="T1">&lt;</text:span><text:span text:style-name="T2">h3</text:span> <text:span text:style-name="T3">class</text:span>=<text:span text:style-name="T4">"card-title"</text:span><text:span text:style-name="T1">&gt;</text:span>New Research<text:span text:style-name="T1">&lt;/</text:span><text:span text:style-name="T2">h3</text:span><text:span text:style-name="T1">&gt;</text:span></text:p>
      <text:p text:style-name="P2"><text:span text:style-name="T1">&lt;</text:span><text:span text:style-name="T2">p</text:span> <text:span text:style-name="T3">class</text:span>=<text:span text:style-name="T4">"card-text"</text:span><text:span text:style-name="T1">&gt;</text:span></text:p>
      <text:p text:style-name="P2">Discover new breakthroughs and insights in neuroscience, quantum physics, and epigenetics</text:p>
      <text:p text:style-name="P2">that are driving</text:p>
      <text:p text:style-name="P2">profound change and transformation.</text:p>
      <text:p text:style-name="P2"><text:span text:style-name="T1">&lt;/</text:span><text:span text:style-name="T2">p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6"/>
      <text:p text:style-name="P2"><text:span text:style-name="T1">&lt;/</text:span><text:span text:style-name="T2">div</text:span><text:span text:style-name="T1">&gt;</text:span></text:p>
      <text:p text:style-name="P1"/>
      <text:p text:style-name="P1"/>
      <text:p text:style-name="P1"/>
      <text:p text:style-name="P1"/>
      <text:p text:style-name="P1">style.css file</text:p>
      <text:p text:style-name="P1"/>
      <text:p text:style-name="P1"/>
      <text:p text:style-name="P5">/* Research page styling */</text:p>
      <text:p text:style-name="P2"><text:span text:style-name="T6">.overlay-image-blur</text:span> {</text:p>
      <text:p text:style-name="P2"><text:span text:style-name="T3">filter</text:span>: <text:span text:style-name="T5">blur</text:span>(<text:span text:style-name="T7">2px</text:span>); <text:span text:style-name="T8">/* Adjust the blur radius as needed */</text:span></text:p>
      <text:p text:style-name="P2"><text:span text:style-name="T3">-webkit-filter</text:span>: <text:span text:style-name="T5">blur</text:span>(<text:span text:style-name="T7">2px</text:span>); <text:span text:style-name="T8">/* For compatibility with older browsers */</text:span></text:p>
      <text:p text:style-name="P2">}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9:23:57.239492217</meta:creation-date>
    <dc:date>2024-09-16T19:27:05.986521798</dc:date>
    <meta:editing-duration>PT3M9S</meta:editing-duration>
    <meta:editing-cycles>1</meta:editing-cycles>
    <meta:document-statistic meta:table-count="0" meta:image-count="0" meta:object-count="0" meta:page-count="2" meta:paragraph-count="69" meta:word-count="278" meta:character-count="2289" meta:non-whitespace-character-count="2082"/>
    <meta:generator>LibreOffice/7.3.7.2$Linux_X86_64 LibreOffice_project/30$Build-2</meta:generator>
  </office:meta>
</office:document-meta>
</file>